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Titolo1" style:family="paragraph">
      <style:paragraph-properties fo:text-align="justify"/>
    </style:style>
    <style:style style:name="P3" style:parent-style-name="Paragrafoelenco" style:list-style-name="LFO1" style:family="paragraph"/>
    <style:style style:name="T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Normale" style:family="paragraph">
      <style:text-properties fo:font-weight="bold" style:font-weight-asian="bold"/>
    </style:style>
    <style:style style:name="T9" style:parent-style-name="Car.predefinitoparagrafo" style:family="text">
      <style:text-properties fo:font-weight="bold" style:font-weight-asian="bold"/>
    </style:style>
    <style:style style:name="T10" style:parent-style-name="Car.predefinitoparagrafo" style:family="text">
      <style:text-properties fo:font-weight="bold" style:font-weight-asian="bold"/>
    </style:style>
    <style:style style:name="P11" style:parent-style-name="Normale" style:family="paragraph">
      <style:paragraph-properties fo:text-align="end" fo:margin-left="1.9666in">
        <style:tab-stops/>
      </style:paragraph-properties>
    </style:style>
    <style:style style:name="T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" style:parent-style-name="Car.predefinitoparagrafo" style:family="text">
      <style:text-properties fo:font-weight="bold" style:font-weight-asian="bold"/>
    </style:style>
    <style:style style:name="T14" style:parent-style-name="Car.predefinitoparagrafo" style:family="text">
      <style:text-properties fo:font-weight="bold" style:font-weight-asian="bold"/>
    </style:style>
    <style:style style:name="T15" style:parent-style-name="Car.predefinitoparagrafo" style:family="text">
      <style:text-properties fo:font-weight="bold" style:font-weight-asian="bold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text-properties fo:font-weight="bold" style:font-weight-asian="bold"/>
    </style:style>
    <style:style style:name="P18" style:parent-style-name="Paragrafoelenco" style:list-style-name="LFO2" style:family="paragraph"/>
    <style:style style:name="T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" style:parent-style-name="Paragrafoelenco" style:list-style-name="LFO2" style:family="paragraph"/>
    <style:style style:name="P21" style:parent-style-name="Paragrafoelenco" style:list-style-name="LFO2" style:family="paragraph"/>
    <style:style style:name="P22" style:parent-style-name="Paragrafoelenco" style:list-style-name="LFO2" style:family="paragraph"/>
    <style:style style:name="T23" style:parent-style-name="Car.predefinitoparagrafo" style:family="text">
      <style:text-properties fo:font-weight="bold" style:font-weight-asian="bold"/>
    </style:style>
    <style:style style:name="P24" style:parent-style-name="Normale" style:family="paragraph">
      <style:paragraph-properties fo:margin-left="0.7416in">
        <style:tab-stops/>
      </style:paragraph-properties>
    </style:style>
    <style:style style:name="P25" style:parent-style-name="Normale" style:family="paragraph">
      <style:paragraph-properties fo:margin-left="0.7416in">
        <style:tab-stops/>
      </style:paragraph-properties>
    </style:style>
    <style:style style:name="P26" style:parent-style-name="Paragrafoelenco" style:list-style-name="LFO3" style:family="paragraph"/>
    <style:style style:name="P27" style:parent-style-name="Paragrafoelenco" style:list-style-name="LFO3" style:family="paragraph"/>
    <style:style style:name="P28" style:parent-style-name="Normale" style:family="paragraph">
      <style:paragraph-properties fo:margin-left="0.4916in">
        <style:tab-stops/>
      </style:paragraph-properties>
    </style:style>
    <style:style style:name="P29" style:parent-style-name="Normale" style:family="paragraph">
      <style:paragraph-properties fo:margin-left="0.4916in">
        <style:tab-stops/>
      </style:paragraph-properties>
    </style:style>
    <style:style style:name="P30" style:parent-style-name="Paragrafoelenco" style:list-style-name="LFO4" style:family="paragraph"/>
    <style:style style:name="P31" style:parent-style-name="Paragrafoelenco" style:list-style-name="LFO5" style:family="paragraph"/>
    <style:style style:name="P32" style:parent-style-name="Normale" style:family="paragraph">
      <style:text-properties fo:font-weight="bold" style:font-weight-asian="bold"/>
    </style:style>
    <style:style style:name="T33" style:parent-style-name="Car.predefinitoparagrafo" style:family="text">
      <style:text-properties fo:font-weight="bold" style:font-weight-asian="bold"/>
    </style:style>
    <style:style style:name="T34" style:parent-style-name="Car.predefinitoparagrafo" style:family="text">
      <style:text-properties fo:font-weight="bold" style:font-weight-asian="bold"/>
    </style:style>
    <style:style style:name="P35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font-weight="bold" style:font-weight-asian="bold"/>
    </style:style>
    <style:style style:name="T37" style:parent-style-name="Car.predefinitoparagrafo" style:family="text">
      <style:text-properties fo:font-weight="bold" style:font-weight-asian="bold"/>
    </style:style>
    <style:style style:name="P38" style:parent-style-name="Normale" style:family="paragraph">
      <style:paragraph-properties fo:text-align="end" fo:margin-left="1.9666in">
        <style:tab-stops/>
      </style:paragraph-properties>
    </style:style>
    <style:style style:name="T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font-weight="bold" style:font-weight-asian="bold"/>
    </style:style>
    <style:style style:name="T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2" style:parent-style-name="Car.predefinitoparagrafo" style:family="text">
      <style:text-properties fo:font-weight="bold" style:font-weight-asian="bold"/>
    </style:style>
    <style:style style:name="T43" style:parent-style-name="Car.predefinitoparagrafo" style:family="text">
      <style:text-properties fo:font-weight="bold" style:font-weight-asian="bold"/>
    </style:style>
    <style:style style:name="P44" style:parent-style-name="Normale" style:family="paragraph">
      <style:text-properties fo:font-weight="bold" style:font-weight-asian="bold"/>
    </style:style>
    <style:style style:name="P45" style:parent-style-name="Paragrafoelenco" style:list-style-name="LFO6" style:family="paragraph"/>
    <style:style style:name="P46" style:parent-style-name="Paragrafoelenco" style:list-style-name="LFO6" style:family="paragraph"/>
    <style:style style:name="P47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Normale" style:family="paragraph">
      <style:text-properties fo:font-weight="bold" style:font-weight-asian="bold"/>
    </style:style>
    <style:style style:name="P49" style:parent-style-name="Normale" style:family="paragraph">
      <style:paragraph-properties fo:margin-left="0.7416in">
        <style:tab-stops/>
      </style:paragraph-properties>
    </style:style>
    <style:style style:name="P50" style:parent-style-name="Paragrafoelenco" style:list-style-name="LFO7" style:family="paragraph"/>
    <style:style style:name="T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2" style:parent-style-name="Paragrafoelenco" style:list-style-name="LFO7" style:family="paragraph"/>
    <style:style style:name="P53" style:parent-style-name="Paragrafoelenco" style:list-style-name="LFO7" style:family="paragraph"/>
    <style:style style:name="P54" style:parent-style-name="Paragrafoelenco" style:list-style-name="LFO7" style:family="paragraph"/>
    <style:style style:name="P55" style:parent-style-name="Paragrafoelenco" style:list-style-name="LFO7" style:family="paragraph"/>
    <style:style style:name="P56" style:parent-style-name="Normale" style:family="paragraph">
      <style:paragraph-properties fo:margin-left="0.7416in">
        <style:tab-stops/>
      </style:paragraph-properties>
    </style:style>
    <style:style style:name="P57" style:parent-style-name="Normale" style:family="paragraph">
      <style:paragraph-properties fo:margin-left="0.7416in">
        <style:tab-stops/>
      </style:paragraph-properties>
    </style:style>
    <style:style style:name="P58" style:parent-style-name="Paragrafoelenco" style:list-style-name="LFO8" style:family="paragraph"/>
    <style:style style:name="P59" style:parent-style-name="Paragrafoelenco" style:list-style-name="LFO8" style:family="paragraph"/>
    <style:style style:name="P60" style:parent-style-name="Normale" style:family="paragraph">
      <style:paragraph-properties fo:margin-left="0.4916in">
        <style:tab-stops/>
      </style:paragraph-properties>
    </style:style>
    <style:style style:name="P61" style:parent-style-name="Normale" style:family="paragraph">
      <style:paragraph-properties fo:margin-left="0.4916in">
        <style:tab-stops/>
      </style:paragraph-properties>
    </style:style>
    <style:style style:name="P62" style:parent-style-name="Paragrafoelenco" style:list-style-name="LFO4" style:family="paragraph"/>
    <style:style style:name="P63" style:parent-style-name="Paragrafoelenco" style:list-style-name="LFO5" style:family="paragraph"/>
    <style:style style:name="P64" style:parent-style-name="Normale" style:family="paragraph">
      <style:text-properties fo:font-weight="bold" style:font-weight-asian="bold"/>
    </style:style>
    <style:style style:name="T65" style:parent-style-name="Car.predefinitoparagrafo" style:family="text">
      <style:text-properties fo:font-weight="bold" style:font-weight-asian="bold"/>
    </style:style>
  </office:automatic-styles>
  <office:body>
    <office:text text:use-soft-page-breaks="true">
      <text:p text:style-name="P1">INGEGNERIA DEL SOFTWARE</text:p>
      <text:h text:style-name="P2" text:outline-level="1">Progetto RoboRagno</text:h>
      <text:list text:style-name="LFO1" text:continue-numbering="true">
        <text:list-item>
          <text:p text:style-name="P3"><text:span text:style-name="T4">Realizzare</text:span><text:s text:c="2"/>un progetto tramite l’utilizzo di Arduino. Tramite l’utilizzo di Arduino costruiremo un RoboRagno meccanico in grado di<text:s/>effettuare movimenti automatici o telecomandati tramite un telecomando android.</text:p>
        </text:list-item>
        <text:list-item>
          <text:p text:style-name="P5">Il RoboRagno avrà anche un sensore di gas e incendio capace di avvertire l’utente nel caso di un eventuale incendio o di una perdita di gas.</text:p>
        </text:list-item>
        <text:list-item>
          <text:p text:style-name="P6">L’utente può scegliere se utilizzare il suo smartphone tramite un app per interfacciarsi al device, oppure accendere il device e far muovere in modo indipendente.</text:p>
        </text:list-item>
        <text:list-item>
          <text:p text:style-name="P7">Il device avrà una telecamera per far vedere a lunghe distanze attraverso il telecomando. Un sensore per evitare gli ostacoli in<text:s/>modalità senza telecomando.</text:p>
        </text:list-item>
      </text:list>
      <text:p text:style-name="P8"/>
      <text:p text:style-name="Normale"><text:span text:style-name="T9">Caso D’uso:</text:span><text:s/>Muovere il RoboRagno con telecomando</text:p>
      <text:p text:style-name="Normale"><text:span text:style-name="T10">Attore Primario:</text:span><text:s/>Utente.</text:p>
      <text:p text:style-name="P11">Utilizza lo smartphone per sincronizzarsi col<text:s/><text:span text:style-name="T12">RoboRagno</text:span><text:s/>e telecomandarlo. La connessione se effettuata con successo verrà mostrata su schermo.</text:p>
      <text:p text:style-name="Normale"><text:span text:style-name="T13">Altri Att</text:span><text:span text:style-name="T14">ori:</text:span><text:s/>RoboRagno.</text:p>
      <text:p text:style-name="Normale"><text:span text:style-name="T15">Precondizioni:</text:span><text:s/>L’utente deve disporre di uno smartphone configurato per potersi connettere al RoboRagno.</text:p>
      <text:p text:style-name="Normale"><text:span text:style-name="T16">Garanzia di successo (o postcondizione):<text:s/></text:span>L’utente può muovere il RoboRagno attraverso il telecomando.</text:p>
      <text:p text:style-name="P17">Scenario principale di successo:</text:p>
      <text:list text:style-name="LFO2" text:continue-numbering="true">
        <text:list-item>
          <text:p text:style-name="P18">L’utente apre l’applicazione android per potersi interfacciare con il<text:s/><text:span text:style-name="T19">roboRagno</text:span></text:p>
        </text:list-item>
        <text:list-item>
          <text:p text:style-name="P20">L’utente riceve sul display che la connessione è avvenuta con successo</text:p>
        </text:list-item>
        <text:list-item>
          <text:p text:style-name="P21">L’utente capisce che la connessione è avvenuta con successo</text:p>
        </text:list-item>
        <text:list-item>
          <text:p text:style-name="P22">Può muovere a suo piacimento il RoboRagno</text:p>
        </text:list-item>
      </text:list>
      <text:p text:style-name="Normale"><text:span text:style-name="T23">Scenari Alternativi (o Estenzioni):</text:span></text:p>
      <text:p text:style-name="P24">1a. L’utente non dispone di uno smartphone Android.</text:p>
      <text:p text:style-name="P25">1a. L’utente dispone di denaro per comprare un nuovo smartphone.</text:p>
      <text:list text:style-name="LFO3" text:continue-numbering="true">
        <text:list-item>
          <text:p text:style-name="P26">L’utente compra uno smartphone Android</text:p>
        </text:list-item>
        <text:list-item>
          <text:p text:style-name="P27">Il caso d’uso riprende dal caso 2</text:p>
        </text:list-item>
      </text:list>
      <text:p text:style-name="P28"><text:s text:c="7"/>2a. L’utente non dispone di denaro per comprare un nuovo smartphone.</text:p>
      <text:p text:style-name="Normale"><text:s/><text:tab/><text:tab/><text:s text:c="8"/>1. <text:s/>L ’utente rimane deluso e usa la modalità movimento autonomo del device.</text:p>
      <text:p text:style-name="P29"><text:s text:c="7"/>1b. L’utente non riesce a connettersi al device.</text:p>
      <text:list text:style-name="LFO4" text:continue-numbering="true">
        <text:list-item>
          <text:list>
            <text:list-item>
              <text:p text:style-name="P30">L’utente riprova una nuova connessione spegnendo e riaccendendo il<text:s/>device.</text:p>
            </text:list-item>
          </text:list>
        </text:list-item>
      </text:list>
      <text:list text:style-name="LFO5" text:continue-numbering="true">
        <text:list-item>
          <text:p text:style-name="P31">Il caso riprende dal caso 3<text:s/></text:p>
        </text:list-item>
      </text:list>
      <text:p text:style-name="Normale"/>
      <text:p text:style-name="Normale"/>
      <text:soft-page-break/>
      <text:p text:style-name="P32">Requisiti speciali:</text:p>
      <text:p text:style-name="Normale"><text:span text:style-name="T33">-</text:span>Lo smartphone deve utilizzare il S.O. Android</text:p>
      <text:p text:style-name="Normale"><text:span text:style-name="T34">-</text:span>Interfaccia utente di tipo touch screen. Il testo deve essere visibile ad una discreta distanza.</text:p>
      <text:p text:style-name="Normale">-Si desidera un tasto STOP d’emergenza in caso di malfunzionamento.</text:p>
      <text:p text:style-name="Normale"/>
      <text:p text:style-name="P35"/>
      <text:p text:style-name="Normale"><text:span text:style-name="T36">Caso D’uso:</text:span><text:s/>Gestire il movimento autonomo</text:p>
      <text:p text:style-name="Normale"><text:span text:style-name="T37">Attore Primario:</text:span><text:s/>Utente.</text:p>
      <text:p text:style-name="P38">Utilizza la levetta apposta sul<text:s/><text:span text:style-name="T39">RoboRagno</text:span><text:s/>per selezionare la modalità di movimento autonomo oppure seleziona la seguente modalità dallo smartphone.</text:p>
      <text:p text:style-name="Normale"><text:span text:style-name="T40">Altri Attori:</text:span><text:s/><text:span text:style-name="T41">RoboRagno</text:span>.</text:p>
      <text:p text:style-name="Normale"><text:span text:style-name="T42">Precondizioni:</text:span><text:s/>Il RoboRagno deve essere acceso, e se necessario l’utente deve disporre di uno smartphone configurato per potersi connettere al robot.</text:p>
      <text:p text:style-name="Normale"><text:span text:style-name="T43">Garanzia di successo (o postcondizione):<text:s/></text:span>Il RoboRagno esegue movimenti in modo autonomo.</text:p>
      <text:p text:style-name="P44">Scenario principale di successo:</text:p>
      <text:list text:style-name="LFO6" text:continue-numbering="true">
        <text:list-item>
          <text:p text:style-name="P45">L’utente dispone la levetta in modalità movimento autonomo</text:p>
        </text:list-item>
        <text:list-item>
          <text:p text:style-name="P46">Il RoboRagno inizia a muoversi in automatico</text:p>
        </text:list-item>
      </text:list>
      <text:p text:style-name="P47"/>
      <text:p text:style-name="P48">Scenari Alternativi (o Estenzioni):</text:p>
      <text:p text:style-name="P49">1a. L’utente vuole attivare la modalità di movimento autonomo da remoto.</text:p>
      <text:list text:style-name="LFO7" text:continue-numbering="true">
        <text:list-item>
          <text:p text:style-name="P50">L’utente<text:s/>apre l’applicazione android per potersi interfacciare con il<text:s/><text:span text:style-name="T51">roboRagno</text:span></text:p>
        </text:list-item>
        <text:list-item>
          <text:p text:style-name="P52">L’utente riceve sul display che la connessione è avvenuta con successo</text:p>
        </text:list-item>
        <text:list-item>
          <text:p text:style-name="P53">L’utente capisce che la connessione è avvenuta con successo</text:p>
        </text:list-item>
        <text:list-item>
          <text:p text:style-name="P54">L’utente attiva la modalità di movimento autonomo</text:p>
        </text:list-item>
        <text:list-item>
          <text:p text:style-name="P55">Il caso d’uso riprende dal caso 2</text:p>
        </text:list-item>
      </text:list>
      <text:p text:style-name="P56">1b. L’utente vuole attivare la modalità di movimento autonomo da remoto ma non dispone di uno smartphone Android.</text:p>
      <text:p text:style-name="P57">1b. L’utente dispone di denaro per comprare un nuovo smartphone.</text:p>
      <text:list text:style-name="LFO8" text:continue-numbering="true">
        <text:list-item>
          <text:p text:style-name="P58">L’utente compra uno smartphone Android.</text:p>
        </text:list-item>
        <text:list-item>
          <text:p text:style-name="P59">Il caso<text:s/>d’uso riprende dal passo 1a.</text:p>
        </text:list-item>
      </text:list>
      <text:p text:style-name="P60"><text:s text:c="7"/>2b. L’utente non dispone di denaro per comprare un nuovo smartphone.</text:p>
      <text:p text:style-name="Normale"><text:s/><text:tab/><text:tab/><text:s text:c="8"/>1. <text:s/>L ’utente rimane deluso e usa la modalità movimento autonomo del device.</text:p>
      <text:p text:style-name="P61"><text:s text:c="7"/>1c. L’utente non riesce a connettersi al device.</text:p>
      <text:list text:style-name="LFO4" text:continue-numbering="true">
        <text:list-item>
          <text:list>
            <text:list-item>
              <text:p text:style-name="P62">L’utente riprova una nuova connessione spegnendo e riaccendendo il device.</text:p>
            </text:list-item>
          </text:list>
        </text:list-item>
      </text:list>
      <text:list text:style-name="LFO5" text:continue-numbering="true">
        <text:list-item>
          <text:p text:style-name="P63">Il caso riprende dal passo 1a.</text:p>
        </text:list-item>
      </text:list>
      <text:p text:style-name="Normale"/>
      <text:soft-page-break/>
      <text:p text:style-name="P64">Requisiti speciali (o non funzionali):</text:p>
      <text:p text:style-name="Normale"><text:span text:style-name="T65">-</text:span>Lo smartphone deve utilizzare il S.O. Android</text:p>
      <text:p text:style-name="Normale">-Interfaccia utente di tipo touch screen. Il testo deve essere visibile ad una discreta distanza.</text:p>
      <text:p text:style-name="Normale">-Si desidera un tasto STOP d’emergenza in caso di malfunzionamento.</text:p>
      <text:p text:style-name="Normale"/>
      <text:p text:style-name="Normale"/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2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07T15:09:00Z</dc:date>
    <meta:template xlink:href="Normal.dotm" xlink:type="simple"/>
    <meta:editing-cycles>22</meta:editing-cycles>
    <meta:editing-duration>PT10920S</meta:editing-duration>
    <meta:document-statistic meta:page-count="3" meta:paragraph-count="8" meta:word-count="611" meta:character-count="4092" meta:row-count="29" meta:non-whitespace-character-count="3489"/>
  </office:meta>
</office:document-meta>
</file>